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able_20_Contents" style:list-style-name="L1">
      <style:text-properties officeooo:rsid="0010c418" officeooo:paragraph-rsid="0010c418"/>
    </style:style>
    <style:style style:name="P3" style:family="paragraph" style:parent-style-name="Table_20_Contents">
      <style:text-properties officeooo:rsid="0010c418" officeooo:paragraph-rsid="0010c418"/>
    </style:style>
    <style:style style:name="T1" style:family="text">
      <style:text-properties fo:font-weight="bold"/>
    </style:style>
    <style:style style:name="T2" style:family="text">
      <style:text-properties officeooo:rsid="00123cc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1" table:style-name="Table1">
        <table:table-column table:style-name="Table1.A"/>
        <table:table-row table:style-name="TableLine94914161648480">
          <table:table-cell table:style-name="Table1.A1" office:value-type="string">
            <text:p text:style-name="Table_20_Contents"/>
            <text:p text:style-name="Table_20_Contents">A Bad magic number in superblock error is <text:span text:style-name="T1">a clear indication that the operating system is not able to determine file system type of /dev/sdb using superblock data</text:span>. dumpe2fs will work on mounted or unmounted disk but mke2fs require disk unmounted.</text:p>
            <text:p text:style-name="Table_20_Contents"/>
            <text:p text:style-name="Table_20_Contents"/>
            <text:h text:style-name="Heading_20_3" text:outline-level="3"><text:span text:style-name="Strong_20_Emphasis">What do you mean by superblock?</text:span></text:h>
            <text:p text:style-name="Text_20_body">The superblock means a file system metadata (data of a data) that describes the size, type, and status of the file system and information regarding other metadata structures. It is very significant to the file system. Hence, for each file system, the superblock is retained in multiple redundant copies. If the superblock of a partition is corrupt, we are not able to mount the file system of partition by operating system.</text:p>
            <text:h text:style-name="Heading_20_3" text:outline-level="3"><text:span text:style-name="Strong_20_Emphasis">What is a magic number?</text:span></text:h>
            <text:p text:style-name="P1">Magic numbers are the first few bytes of a file which are unique to a particular file type and they are also called file signature. Magic numbers/File signatures are t not visible to the user.</text:p>
            <text:p text:style-name="Table_20_Contents"/>
            <text:p text:style-name="Table_20_Contents"/>
          </table:table-cell>
        </table:table-row>
        <table:table-row table:style-name="TableLine94914155901360">
          <table:table-cell table:style-name="Table1.A2" office:value-type="string">
            <text:p text:style-name="Table_20_Contents"/>
            <text:p text:style-name="P3">add disk from VM:</text:p>
            <text:p text:style-name="P3"/>
            <text:p text:style-name="P3">Add the space to any partition:</text:p>
            <text:p text:style-name="P3"/>
            <text:list xml:id="list327329547" text:style-name="L1">
              <text:list-item>
                <text:p text:style-name="P2">create physical volume:</text:p>
                <text:p text:style-name="P2">- # pvcreate / dev/<text:span text:style-name="T2">xdvf</text:span></text:p>
                <text:p text:style-name="P2"/>
              </text:list-item>
              <text:list-item>
                <text:p text:style-name="P2">create or extend volume group</text:p>
                <text:p text:style-name="P2">- <text:span text:style-name="T2"># vgextend -L 1000m path/to /volume_group</text:span></text:p>
                <text:p text:style-name="P2"/>
              </text:list-item>
              <text:list-item>
                <text:p text:style-name="P2">create or extend logical volume</text:p>
                <text:p text:style-name="P2">- <text:span text:style-name="T2">#lvextend -L +100m path/ to/ logical_volume</text:span></text:p>
              </text:list-item>
            </text:list>
            <text:p text:style-name="P3"/>
            <text:list xml:id="list164912235199413" text:continue-numbering="true" text:style-name="L1">
              <text:list-item>
                <text:p text:style-name="P2">make growth possible</text:p>
                <text:p text:style-name="P2">- <text:span text:style-name="T2">xfs_growfs path/ to/ logical_volume</text:span></text:p>
                <text:p text:style-name="P2"/>
              </text:list-item>
            </text:list>
            <text:p text:style-name="Table_20_Contents"/>
          </table:table-cell>
        </table:table-row>
        <table:table-row table:style-name="TableLine94914086680208">
          <table:table-cell table:style-name="Table1.A2" office:value-type="string">
            <text:p text:style-name="Table_20_Contents"/>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1T13:05:23.128527744</meta:creation-date>
    <meta:generator>LibreOffice/6.4.7.2$Linux_X86_64 LibreOffice_project/40$Build-2</meta:generator>
    <dc:date>2021-11-02T16:09:13.671683003</dc:date>
    <meta:editing-duration>PT2H4M44S</meta:editing-duration>
    <meta:editing-cycles>5</meta:editing-cycles>
    <meta:document-statistic meta:table-count="1" meta:image-count="0" meta:object-count="0" meta:page-count="1" meta:paragraph-count="15" meta:word-count="212" meta:character-count="1222" meta:non-whitespace-character-count="1029"/>
  </office:meta>
</office:document-meta>
</file>